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f88"/>
    </style:style>
    <style:style style:name="P2" style:family="paragraph" style:parent-style-name="Standard">
      <style:paragraph-properties fo:text-align="start" style:justify-single-word="false"/>
      <style:text-properties officeooo:paragraph-rsid="001a0f88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a0f88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0f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a0f88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2230232080389864147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141112396332251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141112187692332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141113228999369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141113302609769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112567527397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13049688041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141111810215607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112814643856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13143655914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13671856916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13100671956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4:11:11.57282733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6.026153039</meta:creation-date>
    <meta:editing-duration>PT3M39S</meta:editing-duration>
    <meta:editing-cycles>4</meta:editing-cycles>
    <meta:generator>LibreOffice/4.3.7.2$Linux_X86_64 LibreOffice_project/430$Build-2</meta:generator>
    <dc:date>2016-08-19T14:11:11.450562310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